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59cm" svg:stroke-color="#ffa6a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9cm" fo:min-width="3.90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6d6d" loext:opacity="100%"/>
    </style:style>
    <style:style style:name="P3" style:family="paragraph">
      <loext:graphic-properties draw:fill="none" draw:fill-color="#ffffff"/>
      <style:paragraph-properties fo:text-align="center"/>
      <style:text-properties fo:color="#ff6d6d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6d6d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1.455cm" svg:height="11.809cm" draw:transform="rotate (-1.5707963267949) translate (16.3223863287182cm 8.24892118813115cm)" svg:viewBox="0 0 11456 11810" svg:d="M10861 1165c-1250-2500-7984-298-8661 351-2005 1379-2546 3736-2000 6750s5112 3705 7796 3514c3500-250 4115-8115 2865-10615z">
          <text:p/>
        </draw:path>
        <draw:frame draw:style-name="gr2" draw:text-style-name="P3" draw:layer="layout" svg:width="4.409cm" svg:height="4.419cm" svg:x="1.256cm" svg:y="1.649cm">
          <draw:text-box>
            <text:p text:style-name="P2"><text:span text:style-name="T1">Rôle des</text:span></text:p>
            <text:p text:style-name="P2"><text:span text:style-name="T1">seniors</text:span></text:p>
            <text:p text:style-name="P2"><text:span text:style-name="T1">sur </text:span><text:span text:style-name="T1">(auto)</text:span></text:p>
            <text:p text:style-name="P2"><text:span text:style-name="T1">appe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7T11:25:38.356282723</dc:date>
    <meta:editing-duration>PT8H48M30S</meta:editing-duration>
    <meta:editing-cycles>53</meta:editing-cycles>
    <meta:generator>LibreOffice/7.5.5.2$Linux_X86_64 LibreOffice_project/50$Build-2</meta:generator>
    <meta:document-statistic meta:object-count="2"/>
  </office:meta>
</office:document-meta>
</file>